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rsid="00401150" officeooo:paragraph-rsid="0040115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443b50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4dc39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28ec6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ef08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b4f0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d3700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30d51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7843f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d22b9" officeooo:paragraph-rsid="0049ce10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9ce10" officeooo:paragraph-rsid="0049ce10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26bcab" officeooo:paragraph-rsid="0026bcab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rsid="002b8261" officeooo:paragraph-rsid="002b8261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6a844" officeooo:paragraph-rsid="0056a844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f089" officeooo:paragraph-rsid="004ef08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officeooo:paragraph-rsid="00521a45"/>
    </style:style>
    <style:style style:name="T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d370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f03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f08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00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7419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21a4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922c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ef08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1403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officeooo:rsid="00521a45" style:font-size-asian="12pt" style:font-size-complex="12pt"/>
    </style:style>
    <style:style style:name="T23" style:family="text">
      <style:text-properties style:font-name="DejaVu Sans Condensed" fo:font-size="12pt" officeooo:rsid="0052f00a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8178b" style:font-weight-asian="bold" style:font-weight-complex="bold"/>
    </style:style>
    <style:style style:name="T26" style:family="text">
      <style:text-properties fo:font-weight="bold" officeooo:rsid="002c49d9" style:font-weight-asian="bold" style:font-weight-complex="bold"/>
    </style:style>
    <style:style style:name="T27" style:family="text">
      <style:text-properties fo:font-weight="bold" officeooo:rsid="003545f3" style:font-weight-asian="bold" style:font-weight-complex="bold"/>
    </style:style>
    <style:style style:name="T28" style:family="text">
      <style:text-properties fo:font-weight="bold" officeooo:rsid="002b4f07" style:font-weight-asian="bold" style:font-weight-complex="bold"/>
    </style:style>
    <style:style style:name="T29" style:family="text">
      <style:text-properties fo:font-weight="bold" officeooo:rsid="00228ec6" style:font-weight-asian="bold" style:font-weight-complex="bold"/>
    </style:style>
    <style:style style:name="T30" style:family="text">
      <style:text-properties fo:font-weight="bold" officeooo:rsid="003efd3e" style:font-weight-asian="bold" style:font-weight-complex="bold"/>
    </style:style>
    <style:style style:name="T31" style:family="text">
      <style:text-properties fo:font-weight="bold" officeooo:rsid="0026705b" style:font-weight-asian="bold" style:font-weight-complex="bold"/>
    </style:style>
    <style:style style:name="T32" style:family="text">
      <style:text-properties fo:font-weight="bold" officeooo:rsid="00388da2" style:font-weight-asian="bold" style:font-weight-complex="bold"/>
    </style:style>
    <style:style style:name="T33" style:family="text">
      <style:text-properties fo:font-weight="bold" officeooo:rsid="0042366b" style:font-weight-asian="bold" style:font-weight-complex="bold"/>
    </style:style>
    <style:style style:name="T34" style:family="text">
      <style:text-properties fo:font-weight="bold" officeooo:rsid="00443b50" style:font-weight-asian="bold" style:font-weight-complex="bold"/>
    </style:style>
    <style:style style:name="T35" style:family="text">
      <style:text-properties fo:font-weight="bold" officeooo:rsid="00430d51" style:font-weight-asian="bold" style:font-weight-complex="bold"/>
    </style:style>
    <style:style style:name="T36" style:family="text">
      <style:text-properties fo:font-weight="bold" officeooo:rsid="004d3700" style:font-weight-asian="bold" style:font-weight-complex="bold"/>
    </style:style>
    <style:style style:name="T37" style:family="text">
      <style:text-properties fo:font-weight="bold" officeooo:rsid="0049ce10" style:font-weight-asian="bold" style:font-weight-complex="bold"/>
    </style:style>
    <style:style style:name="T38" style:family="text">
      <style:text-properties fo:font-weight="bold" officeooo:rsid="002ed78d" style:font-weight-asian="bold" style:font-weight-complex="bold"/>
    </style:style>
    <style:style style:name="T39" style:family="text">
      <style:text-properties fo:font-weight="bold" officeooo:rsid="002d22b9" style:font-weight-asian="bold" style:font-weight-complex="bold"/>
    </style:style>
    <style:style style:name="T40" style:family="text">
      <style:text-properties fo:font-weight="bold" officeooo:rsid="003ed67f" style:font-weight-asian="bold" style:font-weight-complex="bold"/>
    </style:style>
    <style:style style:name="T41" style:family="text">
      <style:text-properties fo:font-weight="bold" officeooo:rsid="005478e3" style:font-weight-asian="bold" style:font-weight-complex="bold"/>
    </style:style>
    <style:style style:name="T42" style:family="text">
      <style:text-properties fo:font-weight="bold" officeooo:rsid="0056a844" style:font-weight-asian="bold" style:font-weight-complex="bold"/>
    </style:style>
    <style:style style:name="T43" style:family="text">
      <style:text-properties fo:font-weight="bold" officeooo:rsid="0057843f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8178b" style:font-weight-asian="normal" style:font-weight-complex="normal"/>
    </style:style>
    <style:style style:name="T46" style:family="text">
      <style:text-properties fo:font-weight="normal" officeooo:rsid="00228ec6" style:font-weight-asian="normal" style:font-weight-complex="normal"/>
    </style:style>
    <style:style style:name="T47" style:family="text">
      <style:text-properties fo:font-weight="normal" officeooo:rsid="003efd3e" style:font-weight-asian="normal" style:font-weight-complex="normal"/>
    </style:style>
    <style:style style:name="T48" style:family="text">
      <style:text-properties fo:font-weight="normal" officeooo:rsid="00401150" style:font-weight-asian="normal" style:font-weight-complex="normal"/>
    </style:style>
    <style:style style:name="T49" style:family="text">
      <style:text-properties fo:font-weight="normal" officeooo:rsid="0042366b" style:font-weight-asian="normal" style:font-weight-complex="normal"/>
    </style:style>
    <style:style style:name="T50" style:family="text">
      <style:text-properties fo:font-weight="normal" officeooo:rsid="0048931d" style:font-weight-asian="normal" style:font-weight-complex="normal"/>
    </style:style>
    <style:style style:name="T51" style:family="text">
      <style:text-properties fo:font-weight="normal" officeooo:rsid="0049ce10" style:font-weight-asian="normal" style:font-weight-complex="normal"/>
    </style:style>
    <style:style style:name="T52" style:family="text">
      <style:text-properties fo:font-weight="normal" officeooo:rsid="004a229f" style:font-weight-asian="normal" style:font-weight-complex="normal"/>
    </style:style>
    <style:style style:name="T53" style:family="text">
      <style:text-properties fo:font-weight="normal" officeooo:rsid="002d22b9" style:font-weight-asian="normal" style:font-weight-complex="normal"/>
    </style:style>
    <style:style style:name="T54" style:family="text">
      <style:text-properties fo:font-weight="normal" officeooo:rsid="003ed67f" style:font-weight-asian="normal" style:font-weight-complex="normal"/>
    </style:style>
    <style:style style:name="T55" style:family="text">
      <style:text-properties fo:font-weight="normal" officeooo:rsid="003545f3" style:font-weight-asian="normal" style:font-weight-complex="normal"/>
    </style:style>
    <style:style style:name="T56" style:family="text">
      <style:text-properties fo:font-weight="normal" officeooo:rsid="00362dba" style:font-weight-asian="normal" style:font-weight-complex="normal"/>
    </style:style>
    <style:style style:name="T57" style:family="text">
      <style:text-properties fo:font-weight="normal" officeooo:rsid="00430d51" style:font-weight-asian="normal" style:font-weight-complex="normal"/>
    </style:style>
    <style:style style:name="T58" style:family="text">
      <style:text-properties fo:font-weight="normal" officeooo:rsid="004483c7" style:font-weight-asian="normal" style:font-weight-complex="normal"/>
    </style:style>
    <style:style style:name="T59" style:family="text">
      <style:text-properties fo:font-weight="normal" officeooo:rsid="004d3700" style:font-weight-asian="normal" style:font-weight-complex="normal"/>
    </style:style>
    <style:style style:name="T60" style:family="text">
      <style:text-properties fo:font-weight="normal" officeooo:rsid="0051403b" style:font-weight-asian="normal" style:font-weight-complex="normal"/>
    </style:style>
    <style:style style:name="T61" style:family="text">
      <style:text-properties fo:font-weight="normal" officeooo:rsid="0056a844" style:font-weight-asian="normal" style:font-weight-complex="normal"/>
    </style:style>
    <style:style style:name="T62" style:family="text">
      <style:text-properties fo:font-weight="normal" officeooo:rsid="0057843f" style:font-weight-asian="normal" style:font-weight-complex="normal"/>
    </style:style>
    <style:style style:name="T63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68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69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70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71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33e44b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29a6dd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4dc39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2</text:span><text:span text:style-name="T10">0</text:span><text:span text:style-name="T9">2</text:span><text:span text:style-name="T11"> - </text:span><text:span text:style-name="T9">Ground</text:span><text:span text:style-name="T12"> - </text:span><text:span text:style-name="T11">Preflight, Performance Limits</text:span></text:p>
      <text:p text:style-name="P1"/>
      <text:p text:style-name="P5"><text:span text:style-name="T9">Preflight</text:span><text:span text:style-name="T13"> (hot start or auto started)</text:span></text:p>
      <text:list xml:id="list1728661539" text:style-name="L1">
        <text:list-item>
          <text:p text:style-name="P6"><text:span text:style-name="T71">T</text:span><text:span text:style-name="T72">o rearm, set </text:span><text:span text:style-name="T73">SPU-9 Intercom knob to GROUND CREW</text:span><text:span text:style-name="T72"> (left </text:span><text:span text:style-name="T73">console inboard</text:span><text:span text:style-name="T72">).</text:span></text:p>
        </text:list-item>
        <text:list-item>
          <text:p text:style-name="P10"><text:span text:style-name="T63">Throttle</text:span><text:span text:style-name="T66"> ... </text:span><text:span text:style-name="T63">Automatic</text:span><text:span text:style-name="T66"> setting </text:span><text:span text:style-name="T67">detent</text:span><text:span text:style-name="T66">, about halfway (</text:span><text:span text:style-name="T64">Coll Twist Grip </text:span><text:span text:style-name="T65">to idle stop</text:span><text:span text:style-name="T66">)</text:span></text:p>
        </text:list-item>
        <text:list-item>
          <text:p text:style-name="P11"><text:span text:style-name="T45">PVI-800 </text:span><text:span text:style-name="T25">WPT</text:span><text:span text:style-name="T45"> button ... </text:span><text:span text:style-name="T26">OFF</text:span><text:span text:style-name="T45"> (right </text:span><text:span text:style-name="T52">console</text:span><text:span text:style-name="T45">, keypad under ABRIS MFD)</text:span></text:p>
        </text:list-item>
        <text:list-item>
          <text:p text:style-name="P7"><text:span text:style-name="T2">Autopilot heading hold</text:span><text:span text:style-name="T15"> ... </text:span><text:span text:style-name="T1">OFF</text:span><text:span text:style-name="T15"> (keep roll and pitch on) (right </text:span><text:span text:style-name="T16">console</text:span><text:span text:style-name="T15">, or </text:span><text:span text:style-name="T2">B4</text:span><text:span text:style-name="T15"> or </text:span><text:span text:style-name="T3">Trim Hat left</text:span><text:span text:style-name="T15">)</text:span></text:p>
        </text:list-item>
        <text:list-item>
          <text:p text:style-name="P8"><text:span text:style-name="T4">Self ID</text:span><text:span text:style-name="T5"> knob for datalink</text:span><text:span text:style-name="T17"> ... </text:span><text:span text:style-name="T6">Unique</text:span><text:span text:style-name="T18"> numbers for all helis on same d/l radio freq </text:span><text:span text:style-name="T16">(right console)</text:span></text:p>
        </text:list-item>
      </text:list>
      <text:list xml:id="list3904034488" text:style-name="L2">
        <text:list-item>
          <text:list>
            <text:list-item>
              <text:p text:style-name="P24">If you have the same ID as another helicopter, you won't see them on your ABRIS display, but you can still send and receive targets from them. <text:s/>If two or more other helicopters have the same ID, you'll see them both on your ABRIS, but their icons will blink intermittently.</text:p>
            </text:list-item>
          </text:list>
        </text:list-item>
      </text:list>
      <text:list xml:id="list205955909052464" text:continue-list="list1728661539" text:style-name="L1">
        <text:list-item>
          <text:p text:style-name="P18"><text:span text:style-name="T34">D</text:span><text:span text:style-name="T24">atalink mode knob</text:span><text:span text:style-name="T44"> ... </text:span><text:span text:style-name="T24">WINGM</text:span><text:span text:style-name="T44"> </text:span><text:span text:style-name="T52">(right console) </text:span><text:span text:style-name="T50">(allows you to send/receive to all planes in flight; </text:span><text:span text:style-name="T68">COM only allows you to send data to wingmen, not receive it</text:span><text:span text:style-name="T69"> </text:span><text:span text:style-name="T70">(Volk says COM only means you have a double circle instead of a single circle on other heli's displays??)</text:span><text:span text:style-name="T50">)</text:span></text:p>
        </text:list-item>
        <text:list-item>
          <text:p text:style-name="P9"><text:span text:style-name="T5">A</text:span><text:span text:style-name="T7">BRIS</text:span><text:span text:style-name="T19"> ... </text:span><text:span text:style-name="T1">NAV</text:span><text:span text:style-name="T19"> page (press </text:span><text:span text:style-name="T7">OSB</text:span><text:span text:style-name="T8"> 5</text:span><text:span text:style-name="T19"> </text:span><text:span text:style-name="T20">until you're on the </text:span><text:span text:style-name="T8">NAV</text:span><text:span text:style-name="T20"> page</text:span><text:span text:style-name="T19">, then </text:span><text:span text:style-name="T7">MAP</text:span><text:span text:style-name="T19"> OSB to get </text:span><text:span text:style-name="T21">zoom buttons</text:span><text:span text:style-name="T19">)</text:span></text:p>
        </text:list-item>
        <text:list-item>
          <text:p text:style-name="P19"><text:span text:style-name="T28">L</text:span><text:span text:style-name="T24">ights</text:span><text:span text:style-name="T44"> ... </text:span><text:span text:style-name="T24">As needed</text:span></text:p>
        </text:list-item>
      </text:list>
      <text:list xml:id="list1191870947" text:style-name="L3">
        <text:list-item>
          <text:list>
            <text:list-item>
              <text:p text:style-name="P23"><text:span text:style-name="T37">M</text:span><text:span text:style-name="T24">ain cockpit lighting</text:span><text:span text:style-name="T44"> ... Left rear panel, above left shoulder</text:span></text:p>
            </text:list-item>
            <text:list-item>
              <text:p text:style-name="P17"><text:span text:style-name="T43">Panel/instrument</text:span><text:span text:style-name="T62">, </text:span><text:span text:style-name="T43">r</text:span><text:span text:style-name="T38">otor </text:span><text:span text:style-name="T39">tip</text:span><text:span text:style-name="T53">, </text:span><text:span text:style-name="T39">anti-collision</text:span><text:span text:style-name="T53">, </text:span><text:span text:style-name="T54">and</text:span><text:span text:style-name="T53"> </text:span><text:span text:style-name="T40">formation lights</text:span><text:span text:style-name="T62"> ... Right wall switches, lower row rear</text:span></text:p>
            </text:list-item>
            <text:list-item>
              <text:p text:style-name="P20"><text:span text:style-name="T27">N</text:span><text:span text:style-name="T24">avigation lights</text:span><text:span text:style-name="T61"> ...</text:span><text:span text:style-name="T44"> Overhead console, left side</text:span></text:p>
            </text:list-item>
          </text:list>
        </text:list-item>
      </text:list>
      <text:list xml:id="list205954889033215" text:continue-list="list205955909052464" text:style-name="L1">
        <text:list-item>
          <text:p text:style-name="P12"><text:span text:style-name="T25">H</text:span><text:span text:style-name="T29">UD brightness knob</text:span><text:span text:style-name="T46"> ... </text:span><text:span text:style-name="T29">As needed</text:span><text:span text:style-name="T52"> (under HUD)</text:span></text:p>
        </text:list-item>
        <text:list-item>
          <text:p text:style-name="P11"><text:span text:style-name="T25">Master </text:span><text:span text:style-name="T29">A</text:span><text:span text:style-name="T25">rm</text:span><text:span text:style-name="T45"> ... </text:span><text:span text:style-name="T29">ON</text:span><text:span text:style-name="T45"> (center console under Shkval</text:span><text:span text:style-name="T52"> screen</text:span><text:span text:style-name="T45">)</text:span></text:p>
        </text:list-item>
        <text:list-item>
          <text:p text:style-name="P11"><text:span text:style-name="T25">Weapon launch mode</text:span><text:span text:style-name="T45"> ... </text:span><text:span text:style-name="T29">M</text:span><text:span text:style-name="T25">anual</text:span><text:span text:style-name="T45"> (under </text:span><text:span text:style-name="T46">M</text:span><text:span text:style-name="T45">aster </text:span><text:span text:style-name="T46">A</text:span><text:span text:style-name="T45">rm switch)</text:span></text:p>
        </text:list-item>
        <text:list-item>
          <text:p text:style-name="P13"><text:span text:style-name="T25">C</text:span><text:span text:style-name="T30">annon ammo type</text:span><text:span text:style-name="T47"> and </text:span><text:span text:style-name="T30">fire rate switches</text:span><text:span text:style-name="T47"> ... </text:span><text:span text:style-name="T30">As desired</text:span><text:span text:style-name="T47"> (</text:span><text:span text:style-name="T45">switches on center console under stores panel</text:span><text:span text:style-name="T47">)</text:span></text:p>
        </text:list-item>
        <text:list-item>
          <text:p text:style-name="P14"><text:span text:style-name="T29">Laser designator</text:span><text:span text:style-name="T46"> ... </text:span><text:span text:style-name="T29">A</text:span><text:span text:style-name="T31">rmed</text:span><text:span text:style-name="T46"> </text:span><text:span text:style-name="T45">(</text:span><text:span text:style-name="T36">shift-</text:span><text:span text:style-name="T32">Coll</text:span><text:span text:style-name="T27"> </text:span><text:span text:style-name="T36">Trigger 1st stage</text:span><text:span text:style-name="T59"> to toggle</text:span><text:span text:style-name="T45">)</text:span><text:span text:style-name="T51"> (left console forward of collective)</text:span></text:p>
        </text:list-item>
        <text:list-item>
          <text:p text:style-name="P11"><text:span text:style-name="T25">Dust protection</text:span><text:span text:style-name="T45"> ... </text:span><text:span text:style-name="T29">As needed</text:span><text:span text:style-name="T46"> </text:span><text:span text:style-name="T45">(</text:span><text:span text:style-name="T27">Coll </text:span><text:span text:style-name="T36">Index Finger Hat press</text:span><text:span text:style-name="T45"> </text:span><text:span text:style-name="T46">to </text:span><text:span text:style-name="T59">cycle off -&gt; anti-ice -&gt; dust protection</text:span><text:span text:style-name="T45">)</text:span><text:span text:style-name="T52"> (overhead console)</text:span></text:p>
        </text:list-item>
        <text:list-item>
          <text:p text:style-name="P15"><text:span text:style-name="T33">Countermeasures system</text:span><text:span text:style-name="T45"> ... </text:span><text:span text:style-name="T29">B</text:span><text:span text:style-name="T25">oth sides</text:span><text:span text:style-name="T45"> (upper right corner of canopy frame), </text:span><text:span text:style-name="T48">se</text:span><text:span text:style-name="T49">e below</text:span></text:p>
        </text:list-item>
        <text:list-item>
          <text:p text:style-name="P16"><text:span text:style-name="T35">Radios</text:span><text:span text:style-name="T57"> ... </text:span><text:span text:style-name="T35">As needed</text:span><text:span text:style-name="T57"> (R-800 on left console forward of collective</text:span><text:span text:style-name="T60">, used for datalink;</text:span><text:span text:style-name="T57"> R-8</text:span><text:span text:style-name="T58">28</text:span><text:span text:style-name="T57"> on right console rear, see other pages)</text:span></text:p>
        </text:list-item>
        <text:list-item>
          <text:p text:style-name="P25"><text:span text:style-name="T24">Set a navigation destination in ABRIS</text:span> (optional, see below)</text:p>
        </text:list-item>
      </text:list>
      <text:p text:style-name="P3"/>
      <text:p text:style-name="P2">Performance limits</text:p>
      <text:list xml:id="list137139526" text:style-name="L4">
        <text:list-item>
          <text:p text:style-name="P21">Max descent speed:</text:p>
          <text:list>
            <text:list-item>
              <text:p text:style-name="P21">Over 30 kph (translational lift): Unlimited</text:p>
            </text:list-item>
            <text:list-item>
              <text:p text:style-name="P21">Under 30 kph (no translational lift): ~4 m/s</text:p>
            </text:list-item>
          </text:list>
        </text:list-item>
        <text:list-item>
          <text:p text:style-name="P21">Max speed: <text:span text:style-name="T24">~300 kph</text:span> (depends on air pressure, may be limited either due to retreating blade stall or to rotor coning in different conditions)</text:p>
        </text:list-item>
        <text:list-item>
          <text:p text:style-name="P22">When at or near max speed, avoid sudden maneuvers, particularly <text:span text:style-name="T24">pitching up and</text:span><text:span text:style-name="T41">/or</text:span><text:span text:style-name="T24"> to the right</text:span>.</text:p>
        </text:list-item>
        <text:list-item>
          <text:p text:style-name="P26"><text:span text:style-name="T14">Engine Power Indicator</text:span><text:span text:style-name="T22"> gauge on right wall forward shows</text:span><text:span text:style-name="T23"> </text:span><text:span text:style-name="T22">engine power for current atmospheric conditions (temperature and pressure). <text:s/></text:span><text:span text:style-name="T14">B</text:span><text:span text:style-name="T22">=takeoff mode, </text:span><text:span text:style-name="T14">H</text:span><text:span text:style-name="T22">=max continuous, </text:span><text:span text:style-name="T14">K</text:span><text:span text:style-name="T22">=cruis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2-17T20:59:53.981000000</dc:date>
    <meta:editing-duration>PT14H11M42S</meta:editing-duration>
    <meta:editing-cycles>7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468" meta:character-count="2707" meta:non-whitespace-character-count="2294"/>
  </office:meta>
</office:document-meta>
</file>